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228cm" fo:min-width="1.5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214cm" fo:min-width="2.5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13cm" fo:min-width="1.5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327cm" fo:min-width="1.6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49cm" fo:min-width="0.3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49cm" fo:min-width="0.45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fill-color="#ffffff" draw:textarea-vertical-align="middle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622cm" fo:min-width="2.2cm"/>
      <style:paragraph-properties style:writing-mode="lr-tb"/>
    </style:style>
    <style:style style:name="gr1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841cm" fo:min-width="1.7cm"/>
      <style:paragraph-properties style:writing-mode="lr-tb"/>
    </style:style>
    <style:style style:name="gr11" style:family="graphic" style:parent-style-name="objectwithoutfill">
      <style:graphic-properties draw:fill="solid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638cm" fo:min-width="0.3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44cm" fo:min-width="0.3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819cm" fo:min-width="2cm"/>
      <style:paragraph-properties style:writing-mode="lr-tb"/>
    </style:style>
    <style:style style:name="gr1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425cm" fo:min-width="2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736cm" fo:min-width="2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2.1cm"/>
      <style:paragraph-properties style:writing-mode="lr-tb"/>
    </style:style>
    <style:style style:name="gr1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327cm" fo:min-width="2cm"/>
      <style:paragraph-properties style:writing-mode="lr-tb"/>
    </style:style>
    <style:style style:name="gr1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031cm" fo:min-width="2cm"/>
      <style:paragraph-properties style:writing-mode="lr-tb"/>
    </style:style>
    <style:style style:name="gr2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32cm" fo:min-width="2cm"/>
      <style:paragraph-properties style:writing-mode="lr-tb"/>
    </style:style>
    <style:style style:name="gr2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735cm" fo:min-width="2cm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391cm" fo:min-width="0.3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342cm" fo:min-width="0.3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391cm" fo:min-width="0.3cm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342cm" fo:min-width="0.3cm"/>
      <style:paragraph-properties style:writing-mode="lr-tb"/>
    </style:style>
    <style:style style:name="gr2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031cm" fo:min-width="1.2cm"/>
      <style:paragraph-properties style:writing-mode="lr-tb"/>
    </style:style>
    <style:style style:name="gr2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425cm" fo:min-width="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0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P1" style:family="paragraph">
      <style:paragraph-properties fo:text-align="center"/>
      <style:text-properties fo:font-size="6pt"/>
    </style:style>
    <style:style style:name="P2" style:family="paragraph">
      <loext:graphic-properties draw:fill-color="#ffffff"/>
      <style:paragraph-properties fo:text-align="center"/>
      <style:text-properties fo:font-size="6pt" style:font-size-asian="18pt" style:font-size-complex="18pt"/>
    </style:style>
    <style:style style:name="P3" style:family="paragraph">
      <style:paragraph-properties fo:text-align="center"/>
      <style:text-properties fo:font-size="6pt" style:font-size-asian="18pt" style:font-size-complex="18pt"/>
    </style:style>
    <style:style style:name="P4" style:family="paragraph">
      <loext:graphic-properties draw:fill="solid" draw:fill-color="#ffffff"/>
      <style:paragraph-properties fo:text-align="center"/>
      <style:text-properties fo:font-size="6pt"/>
    </style:style>
    <style:style style:name="P5" style:family="paragraph">
      <loext:graphic-properties draw:fill="solid"/>
      <style:paragraph-properties fo:text-align="center"/>
      <style:text-properties fo:font-size="6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6pt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6pt" style:font-size-asian="18pt" style:font-size-complex="18pt"/>
    </style:style>
    <style:style style:name="P8" style:family="paragraph">
      <loext:graphic-properties draw:fill-color="#ffffff"/>
      <style:paragraph-properties fo:text-align="center"/>
      <style:text-properties fo:font-size="6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text-properties fo:font-size="8pt" style:font-size-asian="18pt" style:font-size-complex="18pt"/>
    </style:style>
    <style:style style:name="P11" style:family="paragraph">
      <loext:graphic-properties draw:fill="none" draw:fill-color="#ffffff"/>
      <style:text-properties fo:font-size="8pt" style:font-size-asian="18pt" style:font-size-complex="18pt"/>
    </style:style>
    <style:style style:name="T1" style:family="text">
      <style:text-properties style:font-size-asian="18pt" style:font-size-complex="18pt"/>
    </style:style>
    <style:style style:name="T2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1.478cm" svg:x="1.7cm" svg:y="1.1cm">
          <text:p text:style-name="P1"><text:span text:style-name="T1">S_RESET</text:span></text:p>
          <text:p text:style-name="P1"><text:span text:style-name="T1"/></text:p>
          <text:p text:style-name="P1"><text:span text:style-name="T1">Pc_Rst=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.464cm" svg:x="4.7cm" svg:y="3.465cm">
          <text:p text:style-name="P1"><text:span text:style-name="T1">S_DECODE</text:span></text:p>
          <text:p text:style-name="P1"><text:span text:style-name="T1"/></text:p>
          <text:p text:style-name="P1"><text:span text:style-name="T1">Opcode=inst[15:10]</text:span></text:p>
          <text:p text:style-name="P1"><text:span text:style-name="T1">SrcA=inst[4:0]</text:span></text:p>
          <text:p text:style-name="P1"><text:span text:style-name="T1">DestA=inst[9:5]</text:span></text:p>
          <text:p text:style-name="P1"><text:span text:style-name="T1">Imdval=SrcA</text:span></text:p>
          <text:p text:style-name="P1"><text:span text:style-name="T1">imdAddr={DestA,</text:span></text:p>
          <text:p text:style-name="P1"><text:span text:style-name="T1"><text:s text:c="17"/></text:span><text:span text:style-name="T1">SrcA}</text:span></text:p>
          <text:p text:style-name="P1"><text:span text:style-name="T1">Pc_addr_sel=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478cm" svg:x="17cm" svg:y="3.859cm">
          <text:p text:style-name="P1"><text:span text:style-name="T1">S_INC_PC</text:span></text:p>
          <text:p text:style-name="P1"><text:span text:style-name="T1"/></text:p>
          <text:p text:style-name="P1"><text:span text:style-name="T1">PcorReg=1</text:span></text:p>
          <text:p text:style-name="P1"><text:span text:style-name="T1">Opcode=(INC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478cm" svg:x="17cm" svg:y="1.1cm">
          <text:p text:style-name="P1"><text:span text:style-name="T1">S_LD_PC</text:span></text:p>
          <text:p text:style-name="P1"><text:span text:style-name="T1"/></text:p>
          <text:p text:style-name="P1"><text:span text:style-name="T1">Pc_Ld=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.38cm" svg:x="1.6cm" svg:y="3.859cm">
          <text:p text:style-name="P1"><text:span text:style-name="T1">S_FETCH</text:span></text:p>
          <text:p text:style-name="P1"><text:span text:style-name="T1"/></text:p>
          <text:p text:style-name="P1"><text:span text:style-name="T1">Pc_Rst=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cm" svg:height="1.577cm" svg:x="13.6cm" svg:y="1.1cm">
          <text:p text:style-name="P1"><text:span text:style-name="T1">S_PRE_FETCH</text:span></text:p>
          <text:p text:style-name="P1"><text:span text:style-name="T1"/></text:p>
          <text:p text:style-name="P1"><text:span text:style-name="T1">PcorReg=0</text:span></text:p>
          <text:p text:style-name="P1"><text:span text:style-name="T1">Pc_Ld=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1.478cm" svg:x="8.6cm" svg:y="3.859cm">
          <text:p text:style-name="P1"><text:span text:style-name="T1">M_type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6" draw:text-style-name="P2" draw:layer="layout" svg:width="1.9cm" svg:height="1.478cm" svg:x="10.7cm" svg:y="3.859cm">
          <text:p text:style-name="P3">M_Type_LD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7" draw:text-style-name="P4" draw:layer="layout" svg:x1="10.198cm" svg:y1="4.592cm" svg:x2="10.8cm" svg:y2="4.549cm">
          <text:p/>
        </draw:line>
        <draw:line draw:style-name="gr8" draw:text-style-name="P5" draw:layer="layout" svg:x1="3.6cm" svg:y1="4.549cm" svg:x2="4.6cm" svg:y2="4.549cm">
          <text:p/>
        </draw:line>
        <draw:line draw:style-name="gr8" draw:text-style-name="P5" draw:layer="layout" svg:x1="7.7cm" svg:y1="4.648cm" svg:x2="8.7cm" svg:y2="4.648cm">
          <text:p/>
        </draw:line>
        <draw:line draw:style-name="gr8" draw:text-style-name="P5" draw:layer="layout" svg:x1="12.6cm" svg:y1="4.648cm" svg:x2="13.3cm" svg:y2="4.648cm">
          <text:p/>
        </draw:line>
        <draw:line draw:style-name="gr8" draw:text-style-name="P5" draw:layer="layout" svg:x1="2.6cm" svg:y1="2.578cm" svg:x2="2.6cm" svg:y2="3.859cm">
          <text:p/>
        </draw:line>
        <draw:line draw:style-name="gr8" draw:text-style-name="P5" draw:layer="layout" svg:x1="12.6cm" svg:y1="2.972cm" svg:x2="2.7cm" svg:y2="2.972cm">
          <text:p/>
        </draw:line>
        <draw:custom-shape draw:style-name="gr9" draw:text-style-name="P2" draw:layer="layout" svg:width="2.7cm" svg:height="1.872cm" svg:x="13.3cm" svg:y="3.761cm">
          <text:p text:style-name="P1"><text:span text:style-name="T1">S_EXEC_LD</text:span></text:p>
          <text:p text:style-name="P1"><text:span text:style-name="T1"/></text:p>
          <text:p text:style-name="P1"><text:span text:style-name="T1">Mem_wr=0</text:span></text:p>
          <text:p text:style-name="P1"><text:span text:style-name="T1">Mem_addr=SrcA</text:span></text:p>
          <text:p text:style-name="P1"><text:span text:style-name="T1">Regaddr1=DestA</text:span></text:p>
          <text:p text:style-name="P1"><text:span text:style-name="T1">Din_Sel=0</text:span></text:p>
          <text:p text:style-name="P1"><text:span text:style-name="T1">Reg_wr=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2cm" svg:height="2.091cm" svg:x="13.5cm" svg:y="6cm">
          <text:p text:style-name="P6"><text:span text:style-name="T1">S_EXEC_ST</text:span></text:p>
          <text:p text:style-name="P6"><text:span text:style-name="T1"/></text:p>
          <text:p text:style-name="P6"><text:span text:style-name="T1">Mem_wr=1</text:span></text:p>
          <text:p text:style-name="P6"><text:span text:style-name="T1">Mem_addr=SrcA</text:span></text:p>
          <text:p text:style-name="P6"><text:span text:style-name="T1">Regaddr1=DestA</text:span></text:p>
          <text:p text:style-name="P1"><text:span text:style-name="T1">Reg_wr=0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7cm" svg:y1="1.79cm" svg:x2="15.7cm" svg:y2="1.79cm">
          <text:p/>
        </draw:line>
        <draw:line draw:style-name="gr8" draw:text-style-name="P5" draw:layer="layout" svg:x1="18cm" svg:y1="3.859cm" svg:x2="18cm" svg:y2="2.578cm">
          <text:p/>
        </draw:line>
        <draw:line draw:style-name="gr8" draw:text-style-name="P5" draw:layer="layout" svg:x1="16cm" svg:y1="4.648cm" svg:x2="17cm" svg:y2="4.648cm">
          <text:p/>
        </draw:line>
        <draw:line draw:style-name="gr11" draw:text-style-name="P5" draw:layer="layout" svg:x1="11.6cm" svg:y1="5.337cm" svg:x2="11.6cm" svg:y2="7.111cm">
          <text:p/>
        </draw:line>
        <draw:line draw:style-name="gr8" draw:text-style-name="P5" draw:layer="layout" svg:x1="11.6cm" svg:y1="7.111cm" svg:x2="13.5cm" svg:y2="7.111cm">
          <text:p/>
        </draw:line>
        <draw:line draw:style-name="gr11" draw:text-style-name="P5" draw:layer="layout" svg:x1="15.7cm" svg:y1="6.914cm" svg:x2="16.4cm" svg:y2="6.914cm">
          <text:p/>
        </draw:line>
        <draw:line draw:style-name="gr8" draw:text-style-name="P5" draw:layer="layout" svg:x1="16.4cm" svg:y1="6.914cm" svg:x2="16.4cm" svg:y2="4.648cm">
          <text:p/>
        </draw:line>
        <draw:custom-shape draw:style-name="gr12" draw:text-style-name="P2" draw:layer="layout" svg:width="1.6cm" svg:height="1.774cm" svg:x="1.9cm" svg:y="6.914cm">
          <text:p text:style-name="P1"><text:span text:style-name="T1">R_</text:span><text:span text:style-name="T1">Ty</text:span><text:span text:style-name="T1">p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8" draw:layer="layout" svg:width="1.6cm" svg:height="1.38cm" svg:x="1.9cm" svg:y="14.994cm">
          <text:p text:style-name="P1">I_Typ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draw:layer="layout" svg:width="1.6cm" svg:height="1.774cm" svg:x="4.2cm" svg:y="6.914cm">
          <text:p text:style-name="P1"><text:span text:style-name="T1">B_Art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5cm" svg:height="2.069cm" svg:x="7.6cm" svg:y="6.914cm">
          <text:p text:style-name="P1"><text:span text:style-name="T1">S_Exec_B_Arth</text:span></text:p>
          <text:p text:style-name="P1"><text:span text:style-name="T1"/></text:p>
          <text:p text:style-name="P1"><text:span text:style-name="T1">Reg_addr1=DestA</text:span></text:p>
          <text:p text:style-name="P1"><text:span text:style-name="T1">Reg_addr2=SrcA</text:span></text:p>
          <text:p text:style-name="P1"><text:span text:style-name="T1">Reg_wr=0</text:span></text:p>
          <text:p text:style-name="P1"><text:span text:style-name="T1">IorR=1</text:span></text:p>
          <text:p text:style-name="P1"><text:span text:style-name="T1">PcorReg=0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5cm" svg:height="1.675cm" svg:x="7.6cm" svg:y="9.378cm">
          <text:p text:style-name="P6"><text:span text:style-name="T1">S_Exec_Mov</text:span></text:p>
          <text:p text:style-name="P6"><text:span text:style-name="T1"/></text:p>
          <text:p text:style-name="P6"><text:span text:style-name="T1">Reg_addr1=DestA</text:span></text:p>
          <text:p text:style-name="P6"><text:span text:style-name="T1">Reg_addr2=SrcA</text:span></text:p>
          <text:p text:style-name="P6"><text:span text:style-name="T1">Reg_wr=0</text:span></text:p>
          <text:p text:style-name="P6"><text:span text:style-name="T1">IorR=1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5cm" svg:height="0.986cm" svg:x="7.6cm" svg:y="13.319cm">
          <text:p text:style-name="P1"><text:span text:style-name="T1">S_WB_MOV</text:span></text:p>
          <text:p text:style-name="P1"><text:span text:style-name="T1"/></text:p>
          <text:p text:style-name="P1"><text:span text:style-name="T1">Reg_wr=1</text:span></text:p>
          <text:p text:style-name="P1"><text:span text:style-name="T1">Din_Sel=2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.6cm" svg:height="1.084cm" svg:x="7.6cm" svg:y="11.644cm">
          <text:p text:style-name="P1"><text:span text:style-name="T1">S_Post_Exec_MOV</text:span></text:p>
          <text:p text:style-name="P1"><text:span text:style-name="T1"/></text:p>
          <text:p text:style-name="P1"><text:span text:style-name="T1">Reg_wr=0</text:span>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5cm" svg:y1="8.688cm" svg:x2="5cm" svg:y2="10.265cm">
          <text:p/>
        </draw:line>
        <draw:line draw:style-name="gr8" draw:text-style-name="P5" draw:layer="layout" svg:x1="5cm" svg:y1="10.264cm" svg:x2="7.5cm" svg:y2="10.264cm">
          <text:p/>
        </draw:line>
        <draw:line draw:style-name="gr8" draw:text-style-name="P5" draw:layer="layout" svg:x1="5.8cm" svg:y1="7.801cm" svg:x2="7.6cm" svg:y2="7.801cm">
          <text:p/>
        </draw:line>
        <draw:line draw:style-name="gr8" draw:text-style-name="P5" draw:layer="layout" svg:x1="8.9cm" svg:y1="11.053cm" svg:x2="8.9cm" svg:y2="11.644cm">
          <text:p/>
        </draw:line>
        <draw:line draw:style-name="gr8" draw:text-style-name="P5" draw:layer="layout" svg:x1="8.9cm" svg:y1="12.728cm" svg:x2="8.9cm" svg:y2="13.319cm">
          <text:p/>
        </draw:line>
        <draw:custom-shape draw:style-name="gr13" draw:text-style-name="P8" draw:layer="layout" svg:width="1.6cm" svg:height="1.38cm" svg:x="4.4cm" svg:y="14.994cm">
          <text:p text:style-name="P1">Imd_Art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7" draw:layer="layout" svg:width="2.5cm" svg:height="1.577cm" svg:x="7.6cm" svg:y="14.797cm">
          <text:p text:style-name="P6"><text:span text:style-name="T1">S_Exec_Imd_Arth</text:span></text:p>
          <text:p text:style-name="P6"><text:span text:style-name="T1"/></text:p>
          <text:p text:style-name="P6"><text:span text:style-name="T1">Reg_addr1=DestA</text:span></text:p>
          <text:p text:style-name="P6"><text:span text:style-name="T1">Reg_wr=0</text:span></text:p>
          <text:p text:style-name="P6"><text:span text:style-name="T1">IorR=0</text:span></text:p>
          <text:p text:style-name="P6"><text:span text:style-name="T1">PcorReg=0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2.5cm" svg:height="1.281cm" svg:x="7.6cm" svg:y="17.064cm">
          <text:p text:style-name="P6"><text:span text:style-name="T1">S_Exec_I</text:span><text:span text:style-name="T1">md_Mov</text:span></text:p>
          <text:p text:style-name="P6"><text:span text:style-name="T1"/></text:p>
          <text:p text:style-name="P6"><text:span text:style-name="T1">Reg_addr</text:span><text:span text:style-name="T1">1=DestA</text:span></text:p>
          <text:p text:style-name="P6"><text:span text:style-name="T1">Reg_wr=</text:span><text:span text:style-name="T1">0</text:span></text:p>
          <text:p text:style-name="P6"><text:span text:style-name="T1">IorReg=1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2.5cm" svg:height="1.182cm" svg:x="7.6cm" svg:y="18.542cm">
          <text:p text:style-name="P6"><text:span text:style-name="T1">S_Exec_SR</text:span></text:p>
          <text:p text:style-name="P6"><text:span text:style-name="T1"/></text:p>
          <text:p text:style-name="P6"><text:span text:style-name="T1">Reg_addr1=SrcA</text:span></text:p>
          <text:p text:style-name="P6"><text:span text:style-name="T1">Reg_wr=0</text:span></text:p>
          <text:p text:style-name="P6"><text:span text:style-name="T1">PcorR=0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6cm" svg:y1="15.684cm" svg:x2="7.6cm" svg:y2="15.684cm">
          <text:p/>
        </draw:line>
        <draw:line draw:style-name="gr8" draw:text-style-name="P9" draw:layer="layout" svg:x1="3.5cm" svg:y1="15.684cm" svg:x2="4.4cm" svg:y2="15.684cm">
          <text:p/>
        </draw:line>
        <draw:custom-shape draw:style-name="gr21" draw:text-style-name="P7" draw:layer="layout" svg:width="2.5cm" svg:height="0.985cm" svg:x="7.7cm" svg:y="20.513cm">
          <text:p text:style-name="P6"><text:span text:style-name="T1">S_Exec_BR</text:span></text:p>
          <text:p text:style-name="P6"><text:span text:style-name="T1"/></text:p>
          <text:p text:style-name="P6"><text:span text:style-name="T1">Pc_addr_sel=1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1.6cm" svg:height="1.281cm" svg:x="8.2cm" svg:y="23.7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8" draw:layer="layout" svg:width="1.6cm" svg:height="1.182cm" svg:x="8.2cm" svg:y="22.1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8" draw:layer="layout" svg:width="1.6cm" svg:height="1.182cm" svg:x="8.2cm" svg:y="25.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8" draw:layer="layout" svg:width="1.6cm" svg:height="1.182cm" svg:x="8.2cm" svg:y="27.0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8" draw:layer="layout" svg:width="1.6cm" svg:height="1.281cm" svg:x="8.2cm" svg:y="23.766cm">
          <text:p text:style-name="P1">N_Fla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8" draw:layer="layout" svg:width="1.6cm" svg:height="1.182cm" svg:x="8.2cm" svg:y="22.189cm">
          <text:p text:style-name="P1">Z_Fla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8" draw:layer="layout" svg:width="1.6cm" svg:height="1.182cm" svg:x="8.2cm" svg:y="25.441cm">
          <text:p text:style-name="P1">C_Fla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8" draw:layer="layout" svg:width="1.6cm" svg:height="1.183cm" svg:x="8.2cm" svg:y="27.017cm">
          <text:p text:style-name="P1">V_Fla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8" draw:layer="layout" svg:width="1.6cm" svg:height="1.281cm" svg:x="4.9cm" svg:y="23.765cm">
          <text:p text:style-name="P1">B_Type_BR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8" draw:layer="layout" svg:width="1.6cm" svg:height="1.182cm" svg:x="4.9cm" svg:y="22.188cm">
          <text:p text:style-name="P1">B_Type_BR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8" draw:layer="layout" svg:width="1.6cm" svg:height="1.182cm" svg:x="4.9cm" svg:y="25.44cm">
          <text:p text:style-name="P1">B_Type_BR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8" draw:layer="layout" svg:width="1.6cm" svg:height="1.182cm" svg:x="4.9cm" svg:y="27.017cm">
          <text:p text:style-name="P1">B_Type_BRV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8" draw:layer="layout" svg:width="1.6cm" svg:height="1.182cm" svg:x="4.9cm" svg:y="20.513cm">
          <text:p text:style-name="P1">B_Type_JM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8" draw:layer="layout" svg:width="1.6cm" svg:height="1.182cm" svg:x="1.9cm" svg:y="20.513cm">
          <text:p text:style-name="P1">B_Typ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8" draw:layer="layout" svg:width="1.6cm" svg:height="1.182cm" svg:x="1.9cm" svg:y="18.542cm">
          <text:p text:style-name="P1">SR_Typ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9" draw:layer="layout" svg:x1="3.5cm" svg:y1="21.104cm" svg:x2="4.9cm" svg:y2="21.104cm">
          <text:p/>
        </draw:line>
        <draw:line draw:style-name="gr8" draw:text-style-name="P9" draw:layer="layout" svg:x1="5.7cm" svg:y1="21.695cm" svg:x2="5.7cm" svg:y2="22.286cm">
          <text:p/>
        </draw:line>
        <draw:line draw:style-name="gr8" draw:text-style-name="P9" draw:layer="layout" svg:x1="5.7cm" svg:y1="26.622cm" svg:x2="5.7cm" svg:y2="27.213cm">
          <text:p/>
        </draw:line>
        <draw:line draw:style-name="gr8" draw:text-style-name="P9" draw:layer="layout" svg:x1="5.7cm" svg:y1="24.947cm" svg:x2="5.7cm" svg:y2="25.538cm">
          <text:p/>
        </draw:line>
        <draw:line draw:style-name="gr8" draw:text-style-name="P9" draw:layer="layout" svg:x1="5.7cm" svg:y1="23.37cm" svg:x2="5.7cm" svg:y2="23.961cm">
          <text:p/>
        </draw:line>
        <draw:line draw:style-name="gr8" draw:text-style-name="P9" draw:layer="layout" svg:x1="6.5cm" svg:y1="22.779cm" svg:x2="8.2cm" svg:y2="22.779cm">
          <text:p/>
        </draw:line>
        <draw:line draw:style-name="gr8" draw:text-style-name="P9" draw:layer="layout" svg:x1="6.5cm" svg:y1="27.608cm" svg:x2="8.2cm" svg:y2="27.608cm">
          <text:p/>
        </draw:line>
        <draw:line draw:style-name="gr8" draw:text-style-name="P9" draw:layer="layout" svg:x1="6.5cm" svg:y1="26.031cm" svg:x2="8.2cm" svg:y2="26.031cm">
          <text:p/>
        </draw:line>
        <draw:line draw:style-name="gr8" draw:text-style-name="P9" draw:layer="layout" svg:x1="6.5cm" svg:y1="24.356cm" svg:x2="8.2cm" svg:y2="24.356cm">
          <text:p/>
        </draw:line>
        <draw:line draw:style-name="gr8" draw:text-style-name="P9" draw:layer="layout" svg:x1="9cm" svg:y1="22.089cm" svg:x2="9cm" svg:y2="21.498cm">
          <text:p/>
        </draw:line>
        <draw:line draw:style-name="gr8" draw:text-style-name="P9" draw:layer="layout" svg:x1="9.7cm" svg:y1="22.089cm" svg:x2="9.7cm" svg:y2="21.498cm">
          <text:p/>
        </draw:line>
        <draw:line draw:style-name="gr11" draw:text-style-name="P9" draw:layer="layout" svg:x1="9.7cm" svg:y1="22.089cm" svg:x2="12cm" svg:y2="22.089cm">
          <text:p/>
        </draw:line>
        <draw:line draw:style-name="gr11" draw:text-style-name="P9" draw:layer="layout" svg:x1="12cm" svg:y1="22.089cm" svg:x2="12cm" svg:y2="26.819cm">
          <text:p/>
        </draw:line>
        <draw:line draw:style-name="gr11" draw:text-style-name="P9" draw:layer="layout" svg:x1="9cm" svg:y1="23.568cm" svg:x2="12cm" svg:y2="23.568cm">
          <text:p/>
        </draw:line>
        <draw:line draw:style-name="gr11" draw:text-style-name="P9" draw:layer="layout" svg:x1="9cm" svg:y1="25.243cm" svg:x2="12cm" svg:y2="25.243cm">
          <text:p/>
        </draw:line>
        <draw:line draw:style-name="gr11" draw:text-style-name="P9" draw:layer="layout" svg:x1="9cm" svg:y1="26.819cm" svg:x2="12cm" svg:y2="26.819cm">
          <text:p/>
        </draw:line>
        <draw:line draw:style-name="gr11" draw:text-style-name="P9" draw:layer="layout" svg:x1="9cm" svg:y1="23.568cm" svg:x2="9cm" svg:y2="23.765cm">
          <text:p/>
        </draw:line>
        <draw:line draw:style-name="gr11" draw:text-style-name="P9" draw:layer="layout" svg:x1="9cm" svg:y1="25.243cm" svg:x2="9cm" svg:y2="25.44cm">
          <text:p/>
        </draw:line>
        <draw:line draw:style-name="gr11" draw:text-style-name="P9" draw:layer="layout" svg:x1="9cm" svg:y1="26.819cm" svg:x2="9cm" svg:y2="27.016cm">
          <text:p/>
        </draw:line>
        <draw:line draw:style-name="gr11" draw:text-style-name="P9" xml:id="id1" draw:id="id1" draw:layer="layout" svg:x1="9.8cm" svg:y1="22.779cm" svg:x2="11.7cm" svg:y2="22.779cm">
          <text:p/>
        </draw:line>
        <draw:line draw:style-name="gr11" draw:text-style-name="P9" draw:layer="layout" svg:x1="9.8cm" svg:y1="24.356cm" svg:x2="11.7cm" svg:y2="24.356cm">
          <text:p/>
        </draw:line>
        <draw:line draw:style-name="gr11" draw:text-style-name="P9" draw:layer="layout" svg:x1="9.8cm" svg:y1="26.031cm" svg:x2="11.6cm" svg:y2="26.031cm">
          <text:p/>
        </draw:line>
        <draw:line draw:style-name="gr11" draw:text-style-name="P9" draw:layer="layout" svg:x1="9.8cm" svg:y1="26.031cm" svg:x2="11.6cm" svg:y2="26.031cm">
          <text:p/>
        </draw:line>
        <draw:line draw:style-name="gr11" draw:text-style-name="P9" draw:layer="layout" svg:x1="16.4cm" svg:y1="6.815cm" svg:x2="16.4cm" svg:y2="27.607cm">
          <text:p/>
        </draw:line>
        <draw:line draw:style-name="gr11" draw:text-style-name="P9" draw:layer="layout" svg:x1="9.8cm" svg:y1="27.608cm" svg:x2="16.4cm" svg:y2="27.608cm">
          <text:p/>
        </draw:line>
        <draw:line draw:style-name="gr11" draw:text-style-name="P9" draw:layer="layout" svg:x1="12.3cm" svg:y1="26.031cm" svg:x2="16.4cm" svg:y2="26.031cm">
          <text:p/>
        </draw:line>
        <draw:line draw:style-name="gr11" draw:text-style-name="P9" draw:layer="layout" svg:x1="12.2cm" svg:y1="26.031cm" svg:x2="16.4cm" svg:y2="26.031cm">
          <text:p/>
        </draw:line>
        <draw:line draw:style-name="gr11" draw:text-style-name="P9" xml:id="id2" draw:id="id2" draw:layer="layout" svg:x1="12.3cm" svg:y1="22.779cm" svg:x2="16.4cm" svg:y2="22.779cm">
          <text:p/>
        </draw:line>
        <draw:line draw:style-name="gr11" draw:text-style-name="P9" draw:layer="layout" svg:x1="12.3cm" svg:y1="24.356cm" svg:x2="16.4cm" svg:y2="24.356cm">
          <text:p/>
        </draw:line>
        <draw:connector draw:style-name="gr11" draw:text-style-name="P9" draw:layer="layout" draw:type="curve" draw:line-skew="0.272cm" svg:x1="11.7cm" svg:y1="22.779cm" svg:x2="12.3cm" svg:y2="22.779cm" draw:start-shape="id1" draw:start-glue-point="1" draw:end-shape="id2" draw:end-glue-point="3" svg:d="M11700 22779c0-343 600-343 600 0" svg:viewBox="0 0 601 258">
          <text:p/>
        </draw:connector>
        <draw:connector draw:style-name="gr11" draw:text-style-name="P9" draw:layer="layout" draw:type="curve" draw:line-skew="0.276cm" svg:x1="11.6cm" svg:y1="26.031cm" svg:x2="12.2cm" svg:y2="26.031cm" svg:d="M11600 26031c0-332 600-332 600 0" svg:viewBox="0 0 601 250">
          <text:p/>
        </draw:connector>
        <draw:connector draw:style-name="gr11" draw:text-style-name="P9" draw:layer="layout" draw:type="curve" draw:line-skew="0.276cm" svg:x1="11.7cm" svg:y1="24.356cm" svg:x2="12.3cm" svg:y2="24.356cm" svg:d="M11700 24356c0-332 600-332 600 0" svg:viewBox="0 0 601 250">
          <text:p/>
        </draw:connector>
        <draw:line draw:style-name="gr8" draw:text-style-name="P9" draw:layer="layout" svg:x1="18.6cm" svg:y1="3.366cm" svg:x2="18.6cm" svg:y2="2.578cm">
          <text:p/>
        </draw:line>
        <draw:line draw:style-name="gr11" draw:text-style-name="P9" draw:layer="layout" svg:x1="18.6cm" svg:y1="3.366cm" svg:x2="19.4cm" svg:y2="3.366cm">
          <text:p/>
        </draw:line>
        <draw:line draw:style-name="gr11" draw:text-style-name="P9" draw:layer="layout" svg:x1="19.4cm" svg:y1="3.366cm" svg:x2="19.4cm" svg:y2="20.906cm">
          <text:p/>
        </draw:line>
        <draw:line draw:style-name="gr11" draw:text-style-name="P9" xml:id="id3" draw:id="id3" draw:layer="layout" svg:x1="10.2cm" svg:y1="20.907cm" svg:x2="16.1cm" svg:y2="20.907cm">
          <text:p/>
        </draw:line>
        <draw:line draw:style-name="gr11" draw:text-style-name="P9" xml:id="id4" draw:id="id4" draw:layer="layout" svg:x1="16.6cm" svg:y1="20.907cm" svg:x2="19.4cm" svg:y2="20.907cm">
          <text:p/>
        </draw:line>
        <draw:connector draw:style-name="gr11" draw:text-style-name="P9" draw:layer="layout" draw:type="curve" draw:line-skew="0.144cm" svg:x1="16.1cm" svg:y1="20.907cm" svg:x2="16.6cm" svg:y2="20.907cm" draw:start-shape="id3" draw:start-glue-point="1" draw:end-shape="id4" draw:end-glue-point="3" svg:d="M16100 20907c0-535 500-535 500 0" svg:viewBox="0 0 501 402">
          <text:p/>
        </draw:connector>
        <draw:line draw:style-name="gr8" draw:text-style-name="P9" draw:layer="layout" svg:x1="6.5cm" svg:y1="21.104cm" svg:x2="7.7cm" svg:y2="21.104cm">
          <text:p/>
        </draw:line>
        <draw:line draw:style-name="gr8" draw:text-style-name="P9" draw:layer="layout" svg:x1="2.7cm" svg:y1="19.724cm" svg:x2="2.7cm" svg:y2="20.512cm">
          <text:p/>
        </draw:line>
        <draw:line draw:style-name="gr8" draw:text-style-name="P9" draw:layer="layout" svg:x1="3.5cm" svg:y1="19.133cm" svg:x2="7.6cm" svg:y2="19.133cm">
          <text:p/>
        </draw:line>
        <draw:line draw:style-name="gr8" draw:text-style-name="P9" draw:layer="layout" svg:x1="2.7cm" svg:y1="16.374cm" svg:x2="2.7cm" svg:y2="18.542cm">
          <text:p/>
        </draw:line>
        <draw:line draw:style-name="gr8" draw:text-style-name="P9" draw:layer="layout" svg:x1="2.7cm" svg:y1="8.688cm" svg:x2="2.7cm" svg:y2="14.995cm">
          <text:p/>
        </draw:line>
        <draw:line draw:style-name="gr8" draw:text-style-name="P9" draw:layer="layout" svg:x1="3.5cm" svg:y1="7.801cm" svg:x2="4.2cm" svg:y2="7.801cm">
          <text:p/>
        </draw:line>
        <draw:line draw:style-name="gr11" draw:text-style-name="P9" draw:layer="layout" svg:x1="5.2cm" svg:y1="16.374cm" svg:x2="5.2cm" svg:y2="17.754cm">
          <text:p/>
        </draw:line>
        <draw:line draw:style-name="gr8" draw:text-style-name="P9" draw:layer="layout" svg:x1="5.2cm" svg:y1="17.754cm" svg:x2="7.6cm" svg:y2="17.754cm">
          <text:p/>
        </draw:line>
        <draw:line draw:style-name="gr11" draw:text-style-name="P9" draw:layer="layout" svg:x1="8.8cm" svg:y1="17.064cm" svg:x2="8.8cm" svg:y2="16.768cm">
          <text:p/>
        </draw:line>
        <draw:line draw:style-name="gr11" draw:text-style-name="P9" draw:layer="layout" svg:x1="6.6cm" svg:y1="16.768cm" svg:x2="8.8cm" svg:y2="16.768cm">
          <text:p/>
        </draw:line>
        <draw:line draw:style-name="gr8" draw:text-style-name="P9" draw:layer="layout" svg:x1="6.6cm" svg:y1="12.2cm" svg:x2="7.6cm" svg:y2="12.2cm">
          <text:p/>
        </draw:line>
        <draw:line draw:style-name="gr11" draw:text-style-name="P9" xml:id="id5" draw:id="id5" draw:layer="layout" svg:x1="6.6cm" svg:y1="12.2cm" svg:x2="6.6cm" svg:y2="15.586cm">
          <text:p/>
        </draw:line>
        <draw:line draw:style-name="gr11" draw:text-style-name="P9" xml:id="id6" draw:id="id6" draw:layer="layout" svg:x1="6.6cm" svg:y1="15.881cm" svg:x2="6.6cm" svg:y2="16.768cm">
          <text:p/>
        </draw:line>
        <draw:connector draw:style-name="gr11" draw:text-style-name="P9" draw:layer="layout" draw:type="curve" draw:line-skew="-0.726cm" svg:x1="6.6cm" svg:y1="15.586cm" svg:x2="6.6cm" svg:y2="15.881cm" draw:start-shape="id5" draw:start-glue-point="2" draw:end-shape="id6" draw:end-glue-point="0" svg:d="M6600 15586c-337 0-337 295 0 295" svg:viewBox="0 0 254 296">
          <text:p/>
        </draw:connector>
        <draw:custom-shape draw:style-name="gr26" draw:text-style-name="P7" draw:layer="layout" svg:width="1.7cm" svg:height="1.281cm" svg:x="12.2cm" svg:y="9.969cm">
          <text:p text:style-name="P6"><text:span text:style-name="T1">S</text:span><text:span text:style-name="T1">_</text:span><text:span text:style-name="T1">W</text:span><text:span text:style-name="T1">B</text:span></text:p>
          <text:p text:style-name="P6"><text:span text:style-name="T1"/></text:p>
          <text:p text:style-name="P6"><text:span text:style-name="T1">R</text:span><text:span text:style-name="T1">e</text:span><text:span text:style-name="T1">g</text:span><text:span text:style-name="T1">_</text:span><text:span text:style-name="T1">w</text:span><text:span text:style-name="T1">r</text:span><text:span text:style-name="T1">=</text:span><text:span text:style-name="T1">1</text:span></text:p>
          <text:p text:style-name="P6"><text:span text:style-name="T1">D</text:span><text:span text:style-name="T1">i</text:span><text:span text:style-name="T1">n</text:span><text:span text:style-name="T1">_</text:span><text:span text:style-name="T1">S</text:span><text:span text:style-name="T1">e</text:span><text:span text:style-name="T1">l</text:span><text:span text:style-name="T1">=</text:span><text:span text:style-name="T1">1</text:span></text:p>
          <text:p text:style-name="P6"><text:span text:style-name="T1">S</text:span><text:span text:style-name="T1">t</text:span><text:span text:style-name="T1">_</text:span><text:span text:style-name="T1">R</text:span><text:span text:style-name="T1">e</text:span><text:span text:style-name="T1">g</text:span><text:span text:style-name="T1">_</text:span><text:span text:style-name="T1">L</text:span><text:span text:style-name="T1">d</text:span><text:span text:style-name="T1">=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2.5cm" svg:height="1.675cm" svg:x="11.8cm" svg:y="13.024cm">
          <text:p text:style-name="P6"><text:span text:style-name="T1">S_Post_WB</text:span></text:p>
          <text:p text:style-name="P6"><text:span text:style-name="T1"/></text:p>
          <text:p text:style-name="P6"><text:span text:style-name="T1">Reg_wr=0</text:span></text:p>
          <text:p text:style-name="P6"><text:span text:style-name="T1">St_Reg_Ld=0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14.3cm" svg:y1="13.812cm" svg:x2="16.4cm" svg:y2="13.812cm">
          <text:p/>
        </draw:line>
        <draw:line draw:style-name="gr8" draw:text-style-name="P9" draw:layer="layout" svg:x1="10.1cm" svg:y1="13.812cm" svg:x2="11.8cm" svg:y2="13.812cm">
          <text:p/>
        </draw:line>
        <draw:line draw:style-name="gr11" draw:text-style-name="P9" draw:layer="layout" svg:x1="10.1cm" svg:y1="7.801cm" svg:x2="13cm" svg:y2="7.801cm">
          <text:p/>
        </draw:line>
        <draw:line draw:style-name="gr8" draw:text-style-name="P9" draw:layer="layout" svg:x1="13cm" svg:y1="7.801cm" svg:x2="13cm" svg:y2="9.969cm">
          <text:p/>
        </draw:line>
        <draw:line draw:style-name="gr8" draw:text-style-name="P9" draw:layer="layout" svg:x1="13cm" svg:y1="11.25cm" svg:x2="13cm" svg:y2="13.024cm">
          <text:p/>
        </draw:line>
        <draw:line draw:style-name="gr11" draw:text-style-name="P9" draw:layer="layout" svg:x1="10.1cm" svg:y1="15.586cm" svg:x2="11cm" svg:y2="15.586cm">
          <text:p/>
        </draw:line>
        <draw:line draw:style-name="gr11" draw:text-style-name="P9" draw:layer="layout" svg:x1="10.1cm" svg:y1="19.133cm" svg:x2="11cm" svg:y2="19.133cm">
          <text:p/>
        </draw:line>
        <draw:line draw:style-name="gr11" draw:text-style-name="P9" xml:id="id8" draw:id="id8" draw:layer="layout" svg:x1="11cm" svg:y1="14.009cm" svg:x2="11cm" svg:y2="19.133cm">
          <text:p/>
        </draw:line>
        <draw:line draw:style-name="gr11" draw:text-style-name="P9" xml:id="id7" draw:id="id7" draw:layer="layout" svg:x1="11cm" svg:y1="10.659cm" svg:x2="11cm" svg:y2="13.615cm">
          <text:p/>
        </draw:line>
        <draw:line draw:style-name="gr8" draw:text-style-name="P9" draw:layer="layout" svg:x1="11cm" svg:y1="10.659cm" svg:x2="12.2cm" svg:y2="10.659cm">
          <text:p/>
        </draw:line>
        <draw:connector draw:style-name="gr11" draw:text-style-name="P9" draw:layer="layout" draw:type="curve" draw:line-skew="-0.676cm" svg:x1="11cm" svg:y1="13.615cm" svg:x2="11cm" svg:y2="14.009cm" draw:start-shape="id7" draw:start-glue-point="2" draw:end-shape="id8" draw:end-glue-point="0" svg:d="M11000 13615c-262 0-262 394 0 394" svg:viewBox="0 0 197 395">
          <text:p/>
        </draw:connector>
        <draw:line draw:style-name="gr11" draw:text-style-name="P9" draw:layer="layout" svg:x1="12.6cm" svg:y1="1.987cm" svg:x2="13.6cm" svg:y2="1.987cm">
          <text:p/>
        </draw:line>
        <draw:line draw:style-name="gr11" draw:text-style-name="P9" draw:layer="layout" svg:x1="12.6cm" svg:y1="1.987cm" svg:x2="12.6cm" svg:y2="2.972cm">
          <text:p/>
        </draw:line>
        <draw:line draw:style-name="gr11" draw:text-style-name="P9" draw:layer="layout" svg:x1="2.7cm" svg:y1="6.323cm" svg:x2="9.4cm" svg:y2="6.323cm">
          <text:p/>
        </draw:line>
        <draw:line draw:style-name="gr11" draw:text-style-name="P9" draw:layer="layout" svg:x1="9.4cm" svg:y1="5.337cm" svg:x2="9.4cm" svg:y2="6.322cm">
          <text:p/>
        </draw:line>
        <draw:line draw:style-name="gr8" draw:text-style-name="P9" draw:layer="layout" svg:x1="2.7cm" svg:y1="6.323cm" svg:x2="2.7cm" svg:y2="6.914cm">
          <text:p/>
        </draw:line>
        <draw:line draw:style-name="gr11" draw:text-style-name="P9" draw:layer="layout" svg:x1="5.7cm" svg:y1="28.2cm" svg:x2="5.7cm" svg:y2="28.5cm">
          <text:p/>
        </draw:line>
        <draw:line draw:style-name="gr11" draw:text-style-name="P9" draw:layer="layout" svg:x1="5.7cm" svg:y1="28.5cm" svg:x2="16.4cm" svg:y2="28.5cm">
          <text:p/>
        </draw:line>
        <draw:line draw:style-name="gr11" draw:text-style-name="P9" draw:layer="layout" svg:x1="16.4cm" svg:y1="27.6cm" svg:x2="16.4cm" svg:y2="28.5cm">
          <text:p/>
        </draw:line>
        <draw:frame draw:style-name="gr28" draw:text-style-name="P11" draw:layer="layout" svg:width="1cm" svg:height="0.569cm" svg:x="6cm" svg:y="7.331cm">
          <draw:text-box>
            <text:p text:style-name="P10"><text:span text:style-name="T2">Yes</text:span></text:p>
          </draw:text-box>
        </draw:frame>
        <draw:frame draw:style-name="gr29" draw:text-style-name="P11" draw:layer="layout" svg:width="1cm" svg:height="0.569cm" svg:x="5.6cm" svg:y="15.131cm">
          <draw:text-box>
            <text:p text:style-name="P10"><text:span text:style-name="T2">Yes</text:span></text:p>
          </draw:text-box>
        </draw:frame>
        <draw:frame draw:style-name="gr28" draw:text-style-name="P11" draw:layer="layout" svg:width="1cm" svg:height="0.569cm" svg:x="3.3cm" svg:y="15.131cm">
          <draw:text-box>
            <text:p text:style-name="P10"><text:span text:style-name="T2">Yes</text:span></text:p>
          </draw:text-box>
        </draw:frame>
        <draw:frame draw:style-name="gr28" draw:text-style-name="P11" draw:layer="layout" svg:width="1cm" svg:height="0.569cm" svg:x="3.2cm" svg:y="7.231cm">
          <draw:text-box>
            <text:p text:style-name="P10"><text:span text:style-name="T2">Yes</text:span></text:p>
          </draw:text-box>
        </draw:frame>
        <draw:frame draw:style-name="gr28" draw:text-style-name="P11" draw:layer="layout" svg:width="1cm" svg:height="0.569cm" svg:x="6.5cm" svg:y="23.9cm">
          <draw:text-box>
            <text:p text:style-name="P10"><text:span text:style-name="T2">Yes</text:span></text:p>
          </draw:text-box>
        </draw:frame>
        <draw:frame draw:style-name="gr28" draw:text-style-name="P11" draw:layer="layout" svg:width="1cm" svg:height="0.569cm" svg:x="3.4cm" svg:y="20.7cm">
          <draw:text-box>
            <text:p text:style-name="P10"><text:span text:style-name="T2">Yes</text:span></text:p>
          </draw:text-box>
        </draw:frame>
        <draw:frame draw:style-name="gr28" draw:text-style-name="P11" draw:layer="layout" svg:width="1cm" svg:height="0.569cm" svg:x="3.5cm" svg:y="18.731cm">
          <draw:text-box>
            <text:p text:style-name="P10"><text:span text:style-name="T2">Yes</text:span></text:p>
          </draw:text-box>
        </draw:frame>
        <draw:frame draw:style-name="gr28" draw:text-style-name="P11" draw:layer="layout" svg:width="1cm" svg:height="0.569cm" svg:x="6.5cm" svg:y="22.3cm">
          <draw:text-box>
            <text:p text:style-name="P10"><text:span text:style-name="T2">Yes</text:span></text:p>
          </draw:text-box>
        </draw:frame>
        <draw:frame draw:style-name="gr28" draw:text-style-name="P11" draw:layer="layout" svg:width="1cm" svg:height="0.569cm" svg:x="8.1cm" svg:y="21.731cm">
          <draw:text-box>
            <text:p text:style-name="P10"><text:span text:style-name="T2">Yes</text:span></text:p>
          </draw:text-box>
        </draw:frame>
        <draw:frame draw:style-name="gr28" draw:text-style-name="P11" draw:layer="layout" svg:width="1cm" svg:height="0.569cm" svg:x="6.7cm" svg:y="27.2cm">
          <draw:text-box>
            <text:p text:style-name="P10"><text:span text:style-name="T2">Yes</text:span></text:p>
          </draw:text-box>
        </draw:frame>
        <draw:frame draw:style-name="gr28" draw:text-style-name="P11" draw:layer="layout" svg:width="1cm" svg:height="0.569cm" svg:x="6.6cm" svg:y="25.6cm">
          <draw:text-box>
            <text:p text:style-name="P10"><text:span text:style-name="T2">Yes</text:span></text:p>
          </draw:text-box>
        </draw:frame>
        <draw:frame draw:style-name="gr28" draw:text-style-name="P11" draw:layer="layout" svg:width="1cm" svg:height="0.569cm" svg:x="6.4cm" svg:y="20.631cm">
          <draw:text-box>
            <text:p text:style-name="P10"><text:span text:style-name="T2">Yes</text:span></text:p>
          </draw:text-box>
        </draw:frame>
        <draw:frame draw:style-name="gr28" draw:text-style-name="P11" draw:layer="layout" svg:width="1cm" svg:height="0.569cm" svg:x="10.4cm" svg:y="21.632cm">
          <draw:text-box>
            <text:p text:style-name="P10"><text:span text:style-name="T2">Yes</text:span></text:p>
          </draw:text-box>
        </draw:frame>
        <draw:frame draw:style-name="gr28" draw:text-style-name="P11" draw:layer="layout" svg:width="1cm" svg:height="0.569cm" svg:x="4.7cm" svg:y="21.7cm">
          <draw:text-box>
            <text:p text:style-name="P10"><text:span text:style-name="T2">No</text:span></text:p>
          </draw:text-box>
        </draw:frame>
        <draw:frame draw:style-name="gr28" draw:text-style-name="P11" draw:layer="layout" svg:width="1cm" svg:height="0.569cm" svg:x="9.9cm" svg:y="27.131cm">
          <draw:text-box>
            <text:p text:style-name="P10"><text:span text:style-name="T2">No</text:span></text:p>
          </draw:text-box>
        </draw:frame>
        <draw:frame draw:style-name="gr28" draw:text-style-name="P11" draw:layer="layout" svg:width="1cm" svg:height="0.569cm" svg:x="9.9cm" svg:y="25.531cm">
          <draw:text-box>
            <text:p text:style-name="P10"><text:span text:style-name="T2">No</text:span></text:p>
          </draw:text-box>
        </draw:frame>
        <draw:frame draw:style-name="gr28" draw:text-style-name="P11" draw:layer="layout" svg:width="1cm" svg:height="0.569cm" svg:x="9.8cm" svg:y="23.831cm">
          <draw:text-box>
            <text:p text:style-name="P10"><text:span text:style-name="T2">No</text:span></text:p>
          </draw:text-box>
        </draw:frame>
        <draw:frame draw:style-name="gr29" draw:text-style-name="P11" draw:layer="layout" svg:width="1cm" svg:height="0.569cm" svg:x="4.9cm" svg:y="8.631cm">
          <draw:text-box>
            <text:p text:style-name="P10"><text:span text:style-name="T2">No</text:span></text:p>
          </draw:text-box>
        </draw:frame>
        <draw:frame draw:style-name="gr28" draw:text-style-name="P11" draw:layer="layout" svg:width="1cm" svg:height="0.569cm" svg:x="4.8cm" svg:y="28.1cm">
          <draw:text-box>
            <text:p text:style-name="P10"><text:span text:style-name="T2">No</text:span></text:p>
          </draw:text-box>
        </draw:frame>
        <draw:frame draw:style-name="gr29" draw:text-style-name="P11" draw:layer="layout" svg:width="1cm" svg:height="0.569cm" svg:x="4.8cm" svg:y="25cm">
          <draw:text-box>
            <text:p text:style-name="P10"><text:span text:style-name="T2">No</text:span></text:p>
          </draw:text-box>
        </draw:frame>
        <draw:frame draw:style-name="gr28" draw:text-style-name="P11" draw:layer="layout" svg:width="1cm" svg:height="0.569cm" svg:x="4.8cm" svg:y="23.3cm">
          <draw:text-box>
            <text:p text:style-name="P10"><text:span text:style-name="T2">No</text:span></text:p>
          </draw:text-box>
        </draw:frame>
        <draw:frame draw:style-name="gr28" draw:text-style-name="P11" draw:layer="layout" svg:width="1cm" svg:height="0.569cm" svg:x="9.7cm" svg:y="22.333cm">
          <draw:text-box>
            <text:p text:style-name="P10"><text:span text:style-name="T2">No</text:span></text:p>
          </draw:text-box>
        </draw:frame>
        <draw:frame draw:style-name="gr28" draw:text-style-name="P11" draw:layer="layout" svg:width="1cm" svg:height="0.569cm" svg:x="1.8cm" svg:y="19.701cm">
          <draw:text-box>
            <text:p text:style-name="P10"><text:span text:style-name="T2">No</text:span></text:p>
          </draw:text-box>
        </draw:frame>
        <draw:frame draw:style-name="gr28" draw:text-style-name="P11" draw:layer="layout" svg:width="1cm" svg:height="0.569cm" svg:x="1.8cm" svg:y="16.401cm">
          <draw:text-box>
            <text:p text:style-name="P10"><text:span text:style-name="T2">No</text:span></text:p>
          </draw:text-box>
        </draw:frame>
        <draw:frame draw:style-name="gr29" draw:text-style-name="P11" draw:layer="layout" svg:width="1cm" svg:height="0.569cm" svg:x="1.8cm" svg:y="8.701cm">
          <draw:text-box>
            <text:p text:style-name="P10"><text:span text:style-name="T2">No</text:span></text:p>
          </draw:text-box>
        </draw:frame>
        <draw:frame draw:style-name="gr28" draw:text-style-name="P11" draw:layer="layout" svg:width="1cm" svg:height="0.569cm" svg:x="4.8cm" svg:y="26.532cm">
          <draw:text-box>
            <text:p text:style-name="P10"><text:span text:style-name="T2">N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7T11:18:41.620347523</meta:creation-date>
    <dc:date>2020-04-07T16:55:21.605031182</dc:date>
    <meta:editing-duration>PT3H28M27S</meta:editing-duration>
    <meta:editing-cycles>8</meta:editing-cycles>
    <meta:generator>LibreOffice/6.3.5.2$Linux_X86_64 LibreOffice_project/30$Build-2</meta:generator>
    <meta:document-statistic meta:object-count="156"/>
  </office:meta>
</office:document-meta>
</file>